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earning rate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 dec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p siz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5" calcext:value-type="float">
            <text:p>5.00E-0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 dec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p siz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5" calcext:value-type="float">
            <text:p>5.00E-0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AVERAGE([.B14:.F17])"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5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1" office:value-type="float" office:value="0.0001" calcext:value-type="float">
            <text:p>1.00E-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 dec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p siz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5" calcext:value-type="float">
            <text:p>5.00E-0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80" calcext:value-type="float">
            <text:p>80</text:p>
          </table:table-cell>
          <table:table-cell table:formula="of:=AVERAGE([.B23:.F26])"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1" office:value-type="float" office:value="0.001" calcext:value-type="float">
            <text:p>1.00E-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 dec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p siz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5" calcext:value-type="float">
            <text:p>5.00E-0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formula="of:=AVERAGE([.B32:.F35])" office:value-type="float" office:value="70.05" calcext:value-type="float">
            <text:p>70.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08:05:53.132341748</meta:creation-date>
    <dc:date>2025-10-10T14:00:39.748337687</dc:date>
    <meta:editing-duration>PT5H33M42S</meta:editing-duration>
    <meta:editing-cycles>1</meta:editing-cycles>
    <meta:document-statistic meta:table-count="1" meta:cell-count="135" meta:object-count="0"/>
    <meta:generator>LibreOffice/24.2.7.2$Linux_X86_64 LibreOffice_project/420$Build-2</meta:generator>
  </office:meta>
</office:document-meta>
</file>